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2.75cm"/>
      <style:paragraph-properties style:writing-mode="lr-tb"/>
    </style:style>
    <style:style style:name="gr3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5.5cm"/>
      <style:paragraph-properties style:writing-mode="lr-tb"/>
    </style:style>
    <style:style style:name="gr4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10.25cm"/>
      <style:paragraph-properties style:writing-mode="lr-tb"/>
    </style:style>
    <style:style style:name="gr5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13.25cm"/>
      <style:paragraph-properties style:writing-mode="lr-tb"/>
    </style:style>
    <style:style style:name="gr6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13.25cm"/>
      <style:paragraph-properties style:writing-mode="lr-tb"/>
    </style:style>
    <style:style style:name="gr7" style:family="graphic" style:parent-style-name="standard">
      <style:graphic-properties draw:marker-start="Linienspitzen_20_2" draw:marker-end="" draw:textarea-vertical-align="middle"/>
    </style:style>
    <style:style style:name="gr8" style:family="graphic" style:parent-style-name="standard" style:list-style-name="L1">
      <style:graphic-properties svg:stroke-color="#ff972f" draw:fill-color="#ffdbb6" draw:textarea-horizontal-align="justify" draw:textarea-vertical-align="middle" draw:auto-grow-height="false" fo:min-height="0.5cm" fo:min-width="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5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5cm" fo:min-width="5cm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dbb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  <style:text-properties fo:font-size="12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1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1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6cm" svg:height="0.75cm" svg:x="1cm" svg:y="1.75cm">
          <text:p text:style-name="P1"><text:span text:style-name="T1">Löschangriff N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3.25cm" svg:height="0.75cm" svg:x="8cm" svg:y="1.75cm">
          <text:p text:style-name="P1"><text:span text:style-name="T1">Män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0.75cm" svg:x="1cm" svg:y="1cm">
          <text:p text:style-name="P2">Diszipl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0.75cm" svg:height="0.75cm" svg:x="8cm" svg:y="1cm">
          <text:p text:style-name="P2"><text:span text:style-name="T2">Wertungsgru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7" draw:id="id7" draw:layer="layout" svg:width="3.25cm" svg:height="0.75cm" svg:x="11.75cm" svg:y="1.75cm">
          <text:p text:style-name="P1"><text:span text:style-name="T1">Frau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25cm" svg:height="0.75cm" svg:x="6.5cm" svg:y="4.75cm">
          <text:p text:style-name="P4"><text:span text:style-name="T3">DIN – Mä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3.25cm" svg:height="0.75cm" svg:x="13.5cm" svg:y="4.75cm">
          <text:p text:style-name="P4"><text:span text:style-name="T3">LA – Fraue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3.75cm" svg:height="0.75cm" svg:x="6.5cm" svg:y="4cm">
          <text:p text:style-name="P2"><text:span text:style-name="T2">Wertun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3.75cm" svg:height="0.75cm" svg:x="6.5cm" svg:y="6.5cm">
          <text:p text:style-name="P2"><text:span text:style-name="T2">Ergebni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type="curve" svg:x1="8.125cm" svg:y1="4.75cm" svg:x2="9.625cm" svg:y2="2.5cm" draw:start-shape="id1" draw:start-glue-point="0" draw:end-shape="id2" svg:d="M8125 4750c0-1687 1500-563 1500-2250" svg:viewBox="0 0 1501 2251">
          <text:p/>
        </draw:connector>
        <draw:connector draw:style-name="gr7" draw:text-style-name="P5" draw:layer="layout" draw:type="curve" svg:x1="8.125cm" svg:y1="4.75cm" svg:x2="4cm" svg:y2="2.5cm" draw:start-shape="id1" draw:start-glue-point="0" draw:end-shape="id3" draw:end-glue-point="2" svg:d="M8125 4750c0-1687-4125-563-4125-2250" svg:viewBox="0 0 4126 2251">
          <text:p/>
        </draw:connector>
        <draw:connector draw:style-name="gr7" draw:text-style-name="P5" draw:layer="layout" draw:type="curve" svg:x1="15.125cm" svg:y1="4.75cm" svg:x2="4.028cm" svg:y2="2.5cm" draw:start-shape="id4" draw:start-glue-point="0" svg:d="M15125 4750c0-2062-11097-938-11097-2250" svg:viewBox="0 0 11098 2251">
          <text:p/>
        </draw:connector>
        <draw:connector draw:style-name="gr7" draw:text-style-name="P5" draw:layer="layout" draw:type="curve" svg:x1="11.625cm" svg:y1="7.25cm" svg:x2="11.625cm" svg:y2="5.5cm" draw:start-shape="id5" draw:start-glue-point="0" draw:end-shape="id6" svg:d="M11625 7250v-1750" svg:viewBox="0 0 1 1751">
          <text:p/>
        </draw:connector>
        <draw:connector draw:style-name="gr7" draw:text-style-name="P5" draw:layer="layout" draw:type="curve" svg:x1="15.125cm" svg:y1="4.75cm" svg:x2="13.375cm" svg:y2="2.5cm" draw:start-shape="id4" draw:start-glue-point="0" draw:end-shape="id7" draw:end-glue-point="2" svg:d="M15125 4750c0-1687-1750-563-1750-2250" svg:viewBox="0 0 1751 2251">
          <text:p/>
        </draw:connector>
        <draw:connector draw:style-name="gr7" draw:text-style-name="P5" draw:layer="layout" draw:type="curve" svg:x1="15.125cm" svg:y1="7.25cm" svg:x2="15.125cm" svg:y2="5.5cm" draw:start-shape="id8" draw:end-shape="id4" draw:end-glue-point="2" svg:d="M15125 7250v-1750" svg:viewBox="0 0 1 1751">
          <text:p/>
        </draw:connector>
        <draw:custom-shape draw:style-name="gr8" draw:text-style-name="P3" xml:id="id9" draw:id="id9" draw:layer="layout" svg:width="5.5cm" svg:height="0.75cm" svg:x="0.5cm" svg:y="7.75cm">
          <text:p text:style-name="P2">Startlist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12" draw:id="id12" draw:layer="layout" svg:width="5.5cm" svg:height="0.75cm" svg:x="0.5cm" svg:y="8.5cm">
          <text:p text:style-name="P6"><text:span text:style-name="T3">Lö</text:span><text:span text:style-name="T3">sc</text:span><text:span text:style-name="T3">ha</text:span><text:span text:style-name="T3">ng</text:span><text:span text:style-name="T3">riff </text:span><text:span text:style-name="T3">- </text:span><text:span text:style-name="T3">DI</text:span><text:span text:style-name="T3">N </text:span><text:span text:style-name="T3">- </text:span><text:span text:style-name="T3">La</text:span><text:span text:style-name="T3">uf 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0" draw:id="id10" draw:layer="layout" svg:width="5.5cm" svg:height="0.75cm" svg:x="0.5cm" svg:y="9.25cm">
          <text:p text:style-name="P7"><text:span text:style-name="T3">Löschangriff - DIN - Lauf 2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3.25cm" svg:y1="7.75cm" svg:x2="4.028cm" svg:y2="2.5cm" draw:start-shape="id9" draw:start-glue-point="0" svg:d="M3250 7750c0-4312 778-1688 778-5250" svg:viewBox="0 0 779 5251">
          <text:p/>
        </draw:connector>
        <draw:connector draw:style-name="gr7" draw:text-style-name="P5" draw:layer="layout" draw:type="curve" svg:x1="15.125cm" svg:y1="8cm" svg:x2="6cm" svg:y2="9.625cm" draw:start-shape="id8" draw:start-glue-point="2" draw:end-shape="id10" draw:end-glue-point="1" svg:d="M15125 8000c0 1084-3041 1625-9125 1625" svg:viewBox="0 0 9126 1626">
          <text:p/>
        </draw:connector>
        <draw:connector draw:style-name="gr7" draw:text-style-name="P5" draw:layer="layout" draw:type="curve" svg:x1="8.125cm" svg:y1="8cm" svg:x2="6cm" svg:y2="8.875cm" draw:start-shape="id11" draw:start-glue-point="2" draw:end-shape="id12" draw:end-glue-point="1" svg:d="M8125 8000c0 584-708 875-2125 875" svg:viewBox="0 0 2126 876">
          <text:p/>
        </draw:connector>
        <draw:connector draw:style-name="gr7" draw:text-style-name="P5" draw:layer="layout" draw:type="curve" svg:x1="8.125cm" svg:y1="8cm" svg:x2="6cm" svg:y2="9.625cm" draw:start-shape="id11" draw:end-shape="id10" draw:end-glue-point="1" svg:d="M8125 8000c0 1084-708 1625-2125 1625" svg:viewBox="0 0 2126 1626">
          <text:p/>
        </draw:connector>
        <draw:connector draw:style-name="gr7" draw:text-style-name="P5" draw:layer="layout" draw:type="curve" svg:x1="15.125cm" svg:y1="8cm" svg:x2="6cm" svg:y2="8.875cm" draw:start-shape="id8" draw:start-glue-point="2" draw:end-shape="id12" draw:end-glue-point="1" svg:d="M15125 8000c0 584-3041 875-9125 875" svg:viewBox="0 0 9126 876">
          <text:p/>
        </draw:connector>
        <draw:custom-shape draw:style-name="gr2" draw:text-style-name="P1" xml:id="id14" draw:id="id14" draw:layer="layout" svg:width="3.25cm" svg:height="0.75cm" svg:x="15.5cm" svg:y="1.75cm">
          <text:p text:style-name="P1"><text:span text:style-name="T1">Jug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3.25cm" svg:height="0.75cm" svg:x="10cm" svg:y="4.75cm">
          <text:p text:style-name="P4"><text:span text:style-name="T3">TGL –</text:span><text:span text:style-name="T3"> Mä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3.25cm" svg:height="0.75cm" svg:x="17cm" svg:y="4.75cm">
          <text:p text:style-name="P4"><text:span text:style-name="T3">LA – Jugen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3.25cm" svg:height="0.75cm" svg:x="6.5cm" svg:y="7.25cm">
          <text:p text:style-name="P4"><text:span text:style-name="T3">DIN – Mä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3.25cm" svg:height="0.75cm" svg:x="13.5cm" svg:y="7.25cm">
          <text:p text:style-name="P4"><text:span text:style-name="T3">LA – Frau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3.25cm" svg:height="0.75cm" svg:x="10cm" svg:y="7.25cm">
          <text:p text:style-name="P4"><text:span text:style-name="T3">TGL –</text:span><text:span text:style-name="T3"> Männ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3.25cm" svg:height="0.75cm" svg:x="17cm" svg:y="7.25cm">
          <text:p text:style-name="P4"><text:span text:style-name="T3">LA – Jugend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8.625cm" svg:y1="4.75cm" svg:x2="17.125cm" svg:y2="2.5cm" draw:start-shape="id13" draw:end-shape="id14" draw:end-glue-point="2" svg:d="M18625 4750c0-1687-1500-563-1500-2250" svg:viewBox="0 0 1501 2251">
          <text:p/>
        </draw:connector>
        <draw:connector draw:style-name="gr7" draw:text-style-name="P5" draw:layer="layout" draw:type="curve" svg:x1="11.625cm" svg:y1="4.75cm" svg:x2="9.625cm" svg:y2="2.5cm" draw:start-shape="id6" draw:start-glue-point="0" draw:end-shape="id2" draw:end-glue-point="2" svg:d="M11625 4750c0-1687-2000-563-2000-2250" svg:viewBox="0 0 2001 2251">
          <text:p/>
        </draw:connector>
        <draw:connector draw:style-name="gr7" draw:text-style-name="P5" draw:layer="layout" draw:type="curve" svg:x1="18.625cm" svg:y1="4.75cm" svg:x2="4.061cm" svg:y2="2.5cm" draw:start-shape="id13" draw:start-glue-point="0" svg:d="M18625 4750c0-2062-14564-938-14564-2250" svg:viewBox="0 0 14565 2251">
          <text:p/>
        </draw:connector>
        <draw:connector draw:style-name="gr7" draw:text-style-name="P5" draw:layer="layout" draw:type="curve" svg:x1="11.625cm" svg:y1="4.75cm" svg:x2="4.061cm" svg:y2="2.5cm" draw:start-shape="id6" draw:start-glue-point="0" svg:d="M11625 4750c0-2062-7564-938-7564-2250" svg:viewBox="0 0 7565 2251">
          <text:p/>
        </draw:connector>
        <draw:connector draw:style-name="gr7" draw:text-style-name="P5" draw:layer="layout" draw:type="curve" svg:x1="18.625cm" svg:y1="7.25cm" svg:x2="18.625cm" svg:y2="5.5cm" draw:start-shape="id15" draw:start-glue-point="0" draw:end-shape="id13" draw:end-glue-point="2" svg:d="M18625 7250v-1750" svg:viewBox="0 0 1 1751">
          <text:p/>
        </draw:connector>
        <draw:connector draw:style-name="gr7" draw:text-style-name="P5" draw:layer="layout" draw:type="curve" svg:x1="8.125cm" svg:y1="7.25cm" svg:x2="8.125cm" svg:y2="5.5cm" draw:start-shape="id11" draw:start-glue-point="0" draw:end-shape="id1" draw:end-glue-point="2" svg:d="M8125 7250v-1750" svg:viewBox="0 0 1 1751">
          <text:p/>
        </draw:connector>
        <draw:custom-shape draw:style-name="gr9" draw:text-style-name="P6" xml:id="id17" draw:id="id17" draw:layer="layout" svg:width="5.5cm" svg:height="0.75cm" svg:x="0.5cm" svg:y="10cm">
          <text:p text:style-name="P6"><text:span text:style-name="T3">Löschangriff - TGL - Lauf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6" draw:id="id16" draw:layer="layout" svg:width="5.5cm" svg:height="0.75cm" svg:x="0.5cm" svg:y="10.75cm">
          <text:p text:style-name="P6"><text:span text:style-name="T3">Löschangriff - Jugend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curve" svg:x1="18.625cm" svg:y1="8cm" svg:x2="6cm" svg:y2="11.125cm" draw:start-shape="id15" draw:start-glue-point="2" draw:end-shape="id16" draw:end-glue-point="1" svg:d="M18625 8000c0 2084-4208 3125-12625 3125" svg:viewBox="0 0 12626 3126">
          <text:p/>
        </draw:connector>
        <draw:connector draw:style-name="gr7" draw:text-style-name="P5" draw:layer="layout" draw:type="curve" svg:x1="11.625cm" svg:y1="8cm" svg:x2="6cm" svg:y2="10.375cm" draw:start-shape="id5" draw:start-glue-point="2" draw:end-shape="id17" draw:end-glue-point="1" svg:d="M11625 8000c0 1584-1875 2375-5625 2375" svg:viewBox="0 0 5626 237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4T18:50:07.185379417</meta:creation-date>
    <dc:date>2024-07-24T21:06:50.112015730</dc:date>
    <meta:editing-duration>PT1H54M41S</meta:editing-duration>
    <meta:editing-cycles>7</meta:editing-cycles>
    <meta:generator>LibreOffice/7.3.7.2$Linux_X86_64 LibreOffice_project/30$Build-2</meta:generator>
    <meta:document-statistic meta:object-count="40"/>
  </office:meta>
</office:document-meta>
</file>